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146in"/>
    </style:style>
    <style:style style:name="co2" style:family="table-column">
      <style:table-column-properties fo:break-before="auto" style:column-width="1.4965in"/>
    </style:style>
    <style:style style:name="co3" style:family="table-column">
      <style:table-column-properties fo:break-before="auto" style:column-width="0.9827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16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ce3"/>
        <table:table-column table:style-name="co4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>
            <text:p>Thread run-time calculations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2">
          <table:table-cell/>
          <table:table-cell office:value-type="string">
            <text:p>Thread</text:p>
          </table:table-cell>
          <table:table-cell office:value-type="string">
            <text:p>foo</text:p>
          </table:table-cell>
          <table:table-cell office:value-type="string">
            <text:p>bar</text:p>
          </table:table-cell>
          <table:table-cell office:value-type="string">
            <text:p>gamma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riority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ounter</text:p>
          </table:table-cell>
          <table:table-cell office:value-type="float" office:value="23053">
            <text:p>23053</text:p>
          </table:table-cell>
          <table:table-cell office:value-type="float" office:value="11520">
            <text:p>11520</text:p>
          </table:table-cell>
          <table:table-cell office:value-type="float" office:value="34560">
            <text:p>3456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2" office:value-type="string">
            <text:p>Total:</text:p>
          </table:table-cell>
          <table:table-cell table:style-name="Default" table:formula="of:=SUM([.C6:.G6])" office:value-type="float" office:value="69133">
            <text:p>69133</text:p>
          </table:table-cell>
          <table:table-cell table:style-name="Default" table:number-columns-repeated="2"/>
          <table:table-cell table:style-name="ce2"/>
          <table:table-cell table:style-name="Default"/>
          <table:table-cell/>
        </table:table-row>
        <table:table-row table:style-name="ro1">
          <table:table-cell/>
          <table:table-cell table:style-name="ce2" office:value-type="string">
            <text:p>% Total:</text:p>
          </table:table-cell>
          <table:table-cell table:style-name="Default" table:formula="of:=[.C8]/100" office:value-type="float" office:value="691.33">
            <text:p>691.33</text:p>
          </table:table-cell>
          <table:table-cell table:style-name="Default" table:number-columns-repeated="2"/>
          <table:table-cell table:style-name="ce2"/>
          <table:table-cell table:style-name="Default"/>
          <table:table-cell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Calculated Time (%)</text:p>
          </table:table-cell>
          <table:table-cell table:style-name="ce4" table:formula="of:=[.C6]/[.C9]" office:value-type="float" office:value="33.3458695557838">
            <text:p>33.3459</text:p>
          </table:table-cell>
          <table:table-cell table:style-name="ce4" table:formula="of:=[.D6]/[.C9]" office:value-type="float" office:value="16.6635326110541">
            <text:p>16.6635</text:p>
          </table:table-cell>
          <table:table-cell table:style-name="ce4" table:formula="of:=[.E6]/[.C9]" office:value-type="float" office:value="49.9905978331622">
            <text:p>49.9906</text:p>
          </table:table-cell>
          <table:table-cell table:formula="of:=[.F6]/[.C9]" office:value-type="float" office:value="0">
            <text:p>0</text:p>
          </table:table-cell>
          <table:table-cell table:formula="of:=[.G6]/[.C9]" office:value-type="float" office:value="0">
            <text:p>0</text:p>
          </table:table-cell>
          <table:table-cell table:style-name="ce3" table:formula="of:=[.H6]/[.C9]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Estimated Time (%)</text:p>
          </table:table-cell>
          <table:table-cell table:style-name="ce4" table:formula="of:=[.C5]/SUM([.C5:.H5])*100" office:value-type="float" office:value="28.5714285714286">
            <text:p>28.5714</text:p>
          </table:table-cell>
          <table:table-cell table:style-name="ce4" table:formula="of:=[.D5]/SUM([.C5:.H5])*100" office:value-type="float" office:value="14.2857142857143">
            <text:p>14.2857</text:p>
          </table:table-cell>
          <table:table-cell table:style-name="ce4" table:formula="of:=[.E5]/SUM([.C5:.H5])*100" office:value-type="float" office:value="57.1428571428571">
            <text:p>57.1429</text:p>
          </table:table-cell>
          <table:table-cell table:formula="of:=[.F5]/SUM([.C5:.H5])*100" office:value-type="float" office:value="0">
            <text:p>0</text:p>
          </table:table-cell>
          <table:table-cell table:formula="of:=[.G5]/SUM([.C5:.H5])*100" office:value-type="float" office:value="0">
            <text:p>0</text:p>
          </table:table-cell>
          <table:table-cell table:style-name="ce3" table:formula="of:=[.H5]/SUM([.C5:.H5])*100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Difference</text:p>
          </table:table-cell>
          <table:table-cell table:style-name="ce4" table:formula="of:=[.C11]-[.C12]" office:value-type="float" office:value="4.77444098435521">
            <text:p>4.7744</text:p>
          </table:table-cell>
          <table:table-cell table:style-name="ce4" table:formula="of:=[.D11]-[.D12]" office:value-type="float" office:value="2.37781832533977">
            <text:p>2.3778</text:p>
          </table:table-cell>
          <table:table-cell table:style-name="ce4" table:formula="of:=[.E11]-[.E12]" office:value-type="float" office:value="-7.15225930969498">
            <text:p>-7.1523</text:p>
          </table:table-cell>
          <table:table-cell table:formula="of:=[.F11]-[.F12]" office:value-type="float" office:value="0">
            <text:p>0</text:p>
          </table:table-cell>
          <table:table-cell table:formula="of:=[.G11]-[.G12]" office:value-type="float" office:value="0">
            <text:p>0</text:p>
          </table:table-cell>
          <table:table-cell table:style-name="ce3" table:formula="of:=[.H11]-[.H12]" office:value-type="float" office:value="0">
            <text:p>0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table:style-name="ce5" office:value-type="string">
            <text:p>Run 1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style-name="Default" table:number-columns-repeated="2"/>
          <table:table-cell/>
        </table:table-row>
        <table:table-row table:style-name="ro2">
          <table:table-cell table:number-columns-repeated="2"/>
          <table:table-cell office:value-type="string">
            <text:p>foo</text:p>
          </table:table-cell>
          <table:table-cell office:value-type="string">
            <text:p>bar</text:p>
          </table:table-cell>
          <table:table-cell office:value-type="string">
            <text:p>gamma</text:p>
          </table:table-cell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office:value-type="float" office:value="62001770">
            <text:p>62001770</text:p>
          </table:table-cell>
          <table:table-cell office:value-type="float" office:value="32793728">
            <text:p>32793728</text:p>
          </table:table-cell>
          <table:table-cell office:value-type="float" office:value="94581446">
            <text:p>94581446</text:p>
          </table:table-cell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Default" table:formula="of:=SUM([.B20:.F20])" office:value-type="float" office:value="189376944">
            <text:p>189376944</text:p>
          </table:table-cell>
          <table:table-cell table:style-name="Default" table:number-columns-repeated="4"/>
          <table:table-cell/>
        </table:table-row>
        <table:table-row table:style-name="ro1">
          <table:table-cell table:number-columns-repeated="2"/>
          <table:table-cell table:style-name="Default" table:formula="of:=[.C22]/100" office:value-type="float" office:value="1893769.44">
            <text:p>1893769.44</text:p>
          </table:table-cell>
          <table:table-cell table:style-name="Default" table:number-columns-repeated="4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formula="of:=[.C20]/[.C23]" office:value-type="float" office:value="32.7398724947214">
            <text:p>32.74</text:p>
          </table:table-cell>
          <table:table-cell table:formula="of:=[.D20]/[.C23]" office:value-type="float" office:value="17.3166423046725">
            <text:p>17.32</text:p>
          </table:table-cell>
          <table:table-cell table:formula="of:=[.E20]/[.C23]" office:value-type="float" office:value="49.9434852006061">
            <text:p>49.94</text:p>
          </table:table-cell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formula="of:=[.C19]/SUM([.B19:.G19])*100" office:value-type="float" office:value="28.5714285714286">
            <text:p>28.57</text:p>
          </table:table-cell>
          <table:table-cell table:formula="of:=[.D19]/SUM([.B19:.G19])*100" office:value-type="float" office:value="14.2857142857143">
            <text:p>14.29</text:p>
          </table:table-cell>
          <table:table-cell table:formula="of:=[.E19]/SUM([.B19:.G19])*100" office:value-type="float" office:value="57.1428571428571">
            <text:p>57.14</text:p>
          </table:table-cell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formula="of:=[.C25]-[.C26]" office:value-type="float" office:value="4.16844392329286">
            <text:p>4.17</text:p>
          </table:table-cell>
          <table:table-cell table:formula="of:=[.D25]-[.D26]" office:value-type="float" office:value="3.03092801895824">
            <text:p>3.03</text:p>
          </table:table-cell>
          <table:table-cell table:formula="of:=[.E25]-[.E26]" office:value-type="float" office:value="-7.19937194225109">
            <text:p>-7.2</text:p>
          </table:table-cell>
          <table:table-cell table:style-name="Default" table:number-columns-repeated="2"/>
          <table:table-cell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5" office:value-type="string">
            <text:p>Run 2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ce6"/>
          <table:table-cell/>
          <table:table-cell table:style-name="Default"/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foo</text:p>
          </table:table-cell>
          <table:table-cell office:value-type="string">
            <text:p>bar</text:p>
          </table:table-cell>
          <table:table-cell office:value-type="string">
            <text:p>gamm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2684795">
            <text:p>132684795</text:p>
          </table:table-cell>
          <table:table-cell office:value-type="float" office:value="69340904">
            <text:p>69340904</text:p>
          </table:table-cell>
          <table:table-cell office:value-type="float" office:value="199989798">
            <text:p>199989798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Default" table:formula="of:=SUM([.C35:.G35])" office:value-type="float" office:value="402015497">
            <text:p>402015497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Default" table:formula="of:=[.C37]/100" office:value-type="float" office:value="4020154.97">
            <text:p>4020154.97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formula="of:=[.C35]/[.C38]" office:value-type="float" office:value="33.0048955799333">
            <text:p>33</text:p>
          </table:table-cell>
          <table:table-cell table:formula="of:=[.D35]/[.C38]" office:value-type="float" office:value="17.2483161762294">
            <text:p>17.25</text:p>
          </table:table-cell>
          <table:table-cell table:formula="of:=[.E35]/[.C38]" office:value-type="float" office:value="49.7467882438373">
            <text:p>49.7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4]/SUM([.C34:.H34])*100" office:value-type="float" office:value="28.5714285714286">
            <text:p>28.57</text:p>
          </table:table-cell>
          <table:table-cell table:formula="of:=[.D34]/SUM([.C34:.H34])*100" office:value-type="float" office:value="14.2857142857143">
            <text:p>14.29</text:p>
          </table:table-cell>
          <table:table-cell table:formula="of:=[.E34]/SUM([.C34:.H34])*100" office:value-type="float" office:value="57.1428571428571">
            <text:p>57.1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0]-[.C41]" office:value-type="float" office:value="4.43346700850476">
            <text:p>4.43</text:p>
          </table:table-cell>
          <table:table-cell table:formula="of:=[.D40]-[.D41]" office:value-type="float" office:value="2.96260189051511">
            <text:p>2.96</text:p>
          </table:table-cell>
          <table:table-cell table:formula="of:=[.E40]-[.E41]" office:value-type="float" office:value="-7.39606889901987">
            <text:p>-7.4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table:style-name="ce6" office:value-type="string">
            <text:p>Run 3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foo</text:p>
          </table:table-cell>
          <table:table-cell office:value-type="string">
            <text:p>bar</text:p>
          </table:table-cell>
          <table:table-cell office:value-type="string">
            <text:p>gamm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6847247">
            <text:p>336847247</text:p>
          </table:table-cell>
          <table:table-cell office:value-type="float" office:value="175140036">
            <text:p>175140036</text:p>
          </table:table-cell>
          <table:table-cell office:value-type="float" office:value="505132634">
            <text:p>505132634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Default" table:formula="of:=SUM([.C49:.G49])" office:value-type="float" office:value="1017119917">
            <text:p>1017119917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Default" table:formula="of:=[.C51]/100" office:value-type="float" office:value="10171199.17">
            <text:p>10171199.17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formula="of:=[.C49]/[.C52]" office:value-type="float" office:value="33.117751542368">
            <text:p>33.12</text:p>
          </table:table-cell>
          <table:table-cell table:formula="of:=[.D49]/[.C52]" office:value-type="float" office:value="17.2192121177389">
            <text:p>17.22</text:p>
          </table:table-cell>
          <table:table-cell table:formula="of:=[.E49]/[.C52]" office:value-type="float" office:value="49.663036339893">
            <text:p>49.6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8]/SUM([.C48:.H48])*100" office:value-type="float" office:value="28.5714285714286">
            <text:p>28.57</text:p>
          </table:table-cell>
          <table:table-cell table:formula="of:=[.D48]/SUM([.C48:.H48])*100" office:value-type="float" office:value="14.2857142857143">
            <text:p>14.29</text:p>
          </table:table-cell>
          <table:table-cell table:formula="of:=[.E48]/SUM([.C48:.H48])*100" office:value-type="float" office:value="57.1428571428571">
            <text:p>57.1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54]-[.C55]" office:value-type="float" office:value="4.54632297093947">
            <text:p>4.55</text:p>
          </table:table-cell>
          <table:table-cell table:formula="of:=[.D54]-[.D55]" office:value-type="float" office:value="2.93349783202463">
            <text:p>2.93</text:p>
          </table:table-cell>
          <table:table-cell table:formula="of:=[.E54]-[.E55]" office:value-type="float" office:value="-7.47982080296409">
            <text:p>-7.48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table:style-name="ce6" office:value-type="string">
            <text:p>Run 4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foo</text:p>
          </table:table-cell>
          <table:table-cell office:value-type="string">
            <text:p>bar</text:p>
          </table:table-cell>
          <table:table-cell office:value-type="string">
            <text:p>gamm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053">
            <text:p>23053</text:p>
          </table:table-cell>
          <table:table-cell office:value-type="float" office:value="11520">
            <text:p>11520</text:p>
          </table:table-cell>
          <table:table-cell office:value-type="float" office:value="34560">
            <text:p>3456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Default" table:formula="of:=SUM([.C63:.G63])" office:value-type="float" office:value="69133">
            <text:p>69133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Default" table:formula="of:=[.C65]/100" office:value-type="float" office:value="691.33">
            <text:p>691.33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4" table:formula="of:=[.C63]/[.C66]" office:value-type="float" office:value="33.3458695557838">
            <text:p>33.3459</text:p>
          </table:table-cell>
          <table:table-cell table:style-name="ce4" table:formula="of:=[.D63]/[.C66]" office:value-type="float" office:value="16.6635326110541">
            <text:p>16.6635</text:p>
          </table:table-cell>
          <table:table-cell table:style-name="ce4" table:formula="of:=[.E63]/[.C66]" office:value-type="float" office:value="49.9905978331622">
            <text:p>49.990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4" table:formula="of:=[.C62]/SUM([.C62:.H62])*100" office:value-type="float" office:value="28.5714285714286">
            <text:p>28.5714</text:p>
          </table:table-cell>
          <table:table-cell table:style-name="ce4" table:formula="of:=[.D62]/SUM([.C62:.H62])*100" office:value-type="float" office:value="14.2857142857143">
            <text:p>14.2857</text:p>
          </table:table-cell>
          <table:table-cell table:style-name="ce4" table:formula="of:=[.E62]/SUM([.C62:.H62])*100" office:value-type="float" office:value="57.1428571428571">
            <text:p>57.1429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4" table:formula="of:=[.C68]-[.C69]" office:value-type="float" office:value="4.77444098435521">
            <text:p>4.7744</text:p>
          </table:table-cell>
          <table:table-cell table:style-name="ce4" table:formula="of:=[.D68]-[.D69]" office:value-type="float" office:value="2.37781832533977">
            <text:p>2.3778</text:p>
          </table:table-cell>
          <table:table-cell table:style-name="ce4" table:formula="of:=[.E68]-[.E69]" office:value-type="float" office:value="-7.15225930969498">
            <text:p>-7.1523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foo</text:p>
          </table:table-cell>
          <table:table-cell office:value-type="string">
            <text:p>bar</text:p>
          </table:table-cell>
          <table:table-cell office:value-type="string">
            <text:p>gamm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053">
            <text:p>23053</text:p>
          </table:table-cell>
          <table:table-cell office:value-type="float" office:value="11520">
            <text:p>11520</text:p>
          </table:table-cell>
          <table:table-cell office:value-type="float" office:value="34560">
            <text:p>34560</text:p>
          </table:table-cell>
          <table:table-cell office:value-type="float" office:value="1450">
            <text:p>1450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Default" table:formula="of:=SUM([.C74:.G74])" office:value-type="float" office:value="70583">
            <text:p>70583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Default" table:formula="of:=[.C76]/100" office:value-type="float" office:value="705.83">
            <text:p>705.83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formula="of:=[.C74]/[.C77]" office:value-type="float" office:value="32.6608390122267">
            <text:p>32.66</text:p>
          </table:table-cell>
          <table:table-cell table:formula="of:=[.D74]/[.C77]" office:value-type="float" office:value="16.321210489778">
            <text:p>16.32</text:p>
          </table:table-cell>
          <table:table-cell table:formula="of:=[.E74]/[.C77]" office:value-type="float" office:value="48.963631469334">
            <text:p>48.96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73]/SUM([.C73:.H73])*100" office:value-type="float" office:value="28.5714285714286">
            <text:p>28.57</text:p>
          </table:table-cell>
          <table:table-cell table:formula="of:=[.D73]/SUM([.C73:.H73])*100" office:value-type="float" office:value="14.2857142857143">
            <text:p>14.29</text:p>
          </table:table-cell>
          <table:table-cell table:formula="of:=[.E73]/SUM([.C73:.H73])*100" office:value-type="float" office:value="57.1428571428571">
            <text:p>57.1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79]-[.C80]" office:value-type="float" office:value="4.08941044079817">
            <text:p>4.09</text:p>
          </table:table-cell>
          <table:table-cell table:formula="of:=[.D79]-[.D80]" office:value-type="float" office:value="2.0354962040637">
            <text:p>2.04</text:p>
          </table:table-cell>
          <table:table-cell table:formula="of:=[.E79]-[.E80]" office:value-type="float" office:value="-8.17922567352316">
            <text:p>-8.18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foo</text:p>
          </table:table-cell>
          <table:table-cell office:value-type="string">
            <text:p>bar</text:p>
          </table:table-cell>
          <table:table-cell office:value-type="string">
            <text:p>gamm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960">
            <text:p>8960</text:p>
          </table:table-cell>
          <table:table-cell office:value-type="float" office:value="4480">
            <text:p>4480</text:p>
          </table:table-cell>
          <table:table-cell office:value-type="float" office:value="13434">
            <text:p>1343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Default" table:formula="of:=SUM([.C85:.G85])" office:value-type="float" office:value="26874">
            <text:p>26874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Default" table:formula="of:=[.C87]/100" office:value-type="float" office:value="268.74">
            <text:p>268.74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formula="of:=[.C85]/[.C88]" office:value-type="float" office:value="33.3407754707152">
            <text:p>33.34</text:p>
          </table:table-cell>
          <table:table-cell table:formula="of:=[.D85]/[.C88]" office:value-type="float" office:value="16.6703877353576">
            <text:p>16.67</text:p>
          </table:table-cell>
          <table:table-cell table:formula="of:=[.E85]/[.C88]" office:value-type="float" office:value="49.9888367939272">
            <text:p>49.9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84]/SUM([.C84:.H84])*100" office:value-type="float" office:value="28.5714285714286">
            <text:p>28.57</text:p>
          </table:table-cell>
          <table:table-cell table:formula="of:=[.D84]/SUM([.C84:.H84])*100" office:value-type="float" office:value="14.2857142857143">
            <text:p>14.29</text:p>
          </table:table-cell>
          <table:table-cell table:formula="of:=[.E84]/SUM([.C84:.H84])*100" office:value-type="float" office:value="57.1428571428571">
            <text:p>57.1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90]-[.C91]" office:value-type="float" office:value="4.76934689928662">
            <text:p>4.77</text:p>
          </table:table-cell>
          <table:table-cell table:formula="of:=[.D90]-[.D91]" office:value-type="float" office:value="2.38467344964331">
            <text:p>2.38</text:p>
          </table:table-cell>
          <table:table-cell table:formula="of:=[.E90]-[.E91]" office:value-type="float" office:value="-7.15402034892993">
            <text:p>-7.15</text:p>
          </table:table-cell>
          <table:table-cell table:number-columns-repeated="3"/>
        </table:table-row>
        <table:table-row table:style-name="ro1" table:number-rows-repeated="4"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foo</text:p>
          </table:table-cell>
          <table:table-cell office:value-type="string">
            <text:p>bar</text:p>
          </table:table-cell>
          <table:table-cell office:value-type="string">
            <text:p>gamm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8752">
            <text:p>38752</text:p>
          </table:table-cell>
          <table:table-cell office:value-type="float" office:value="19376">
            <text:p>19376</text:p>
          </table:table-cell>
          <table:table-cell office:value-type="float" office:value="58084">
            <text:p>5808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Default" table:formula="of:=SUM([.C99:.G99])" office:value-type="float" office:value="116212">
            <text:p>116212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Default" table:formula="of:=[.C101]/100" office:value-type="float" office:value="1162.12">
            <text:p>1162.12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4" table:formula="of:=[.C99]/[.C102]" office:value-type="float" office:value="33.3459539462362">
            <text:p>33.3460</text:p>
          </table:table-cell>
          <table:table-cell table:style-name="ce4" table:formula="of:=[.D99]/[.C102]" office:value-type="float" office:value="16.6729769731181">
            <text:p>16.6730</text:p>
          </table:table-cell>
          <table:table-cell table:style-name="ce4" table:formula="of:=[.E99]/[.C102]" office:value-type="float" office:value="49.9810690806457">
            <text:p>49.981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4" table:formula="of:=[.C98]/SUM([.C98:.H98])*100" office:value-type="float" office:value="28.5714285714286">
            <text:p>28.5714</text:p>
          </table:table-cell>
          <table:table-cell table:style-name="ce4" table:formula="of:=[.D98]/SUM([.C98:.H98])*100" office:value-type="float" office:value="14.2857142857143">
            <text:p>14.2857</text:p>
          </table:table-cell>
          <table:table-cell table:style-name="ce4" table:formula="of:=[.E98]/SUM([.C98:.H98])*100" office:value-type="float" office:value="57.1428571428571">
            <text:p>57.1429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4" table:formula="of:=[.C104]-[.C105]" office:value-type="float" office:value="4.77452537480762">
            <text:p>4.7745</text:p>
          </table:table-cell>
          <table:table-cell table:style-name="ce4" table:formula="of:=[.D104]-[.D105]" office:value-type="float" office:value="2.38726268740381">
            <text:p>2.3873</text:p>
          </table:table-cell>
          <table:table-cell table:style-name="ce4" table:formula="of:=[.E104]-[.E105]" office:value-type="float" office:value="-7.16178806221141">
            <text:p>-7.1618</text:p>
          </table:table-cell>
          <table:table-cell table:number-columns-repeated="3"/>
        </table:table-row>
        <table:table-row table:style-name="ro1" table:number-rows-repeated="6542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02">03/02/2009</text:date>, <text:time>16:10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2-24T14:36:25.17</meta:creation-date>
    <dc:date>2009-03-02T16:09:58.75</dc:date>
    <meta:editing-duration>PT145H33M35S</meta:editing-duration>
    <meta:editing-cycles>3</meta:editing-cycles>
    <meta:generator>OpenOffice.org/3.0$Win32 OpenOffice.org_project/300m9$Build-9358</meta:generator>
    <meta:document-statistic meta:table-count="3" meta:cell-count="194" meta:object-count="0"/>
    <meta:user-defined meta:name="Info 1"/>
    <meta:user-defined meta:name="Info 2"/>
    <meta:user-defined meta:name="Info 3"/>
    <meta:user-defined meta:name="Info 4"/>
  </office:meta>
</office:document-meta>
</file>